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0a91" officeooo:paragraph-rsid="001a0a91"/>
    </style:style>
    <style:style style:name="P2" style:family="paragraph">
      <loext:graphic-properties draw:fill="none" draw:fill-color="#ffffff"/>
    </style:style>
    <style:style style:name="gr1" style:family="graphic">
      <style:graphic-properties draw:stroke="solid" svg:stroke-color="#000000" draw:fill="none" draw:fill-color="#ffffff" fo:min-height="1.23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-width="0.139in" draw:marker-end-width="0.139in" draw:fill="none" draw:fill-color="#ffffff" fo:min-height="1.9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2.7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name="Shape1" draw:style-name="gr1" draw:text-style-name="P2" svg:width="2.2453in" svg:height="1.2358in" svg:x="1.2862in" svg:y="1.2256in"><draw:text-box><text:p>Class Edge</text:p><text:p>Proc 1 end point</text:p><text:p>Proc 2 end point</text:p><text:p>ArrayBlockingQueue p1→p2</text:p><text:p>ArrayBlockingQueue p2→p1</text:p><text:p>Methods to read and write</text:p></draw:text-box></draw:frame><draw:frame text:anchor-type="paragraph" draw:z-index="1" draw:name="Shape2" draw:style-name="gr2" draw:text-style-name="P2" svg:width="3.137in" svg:height="1.9335in" svg:x="0.8in" svg:y="3.3091in"><draw:text-box><text:p>Class Process</text:p><text:p>Extends Thread</text:p><text:p>Ctor takes a UID and Collection&lt;Edge&gt;</text:p><text:p>Private UID</text:p><text:p>Private Collection&lt;Edge&gt;</text:p><text:p>Maybe some things to store state</text:p><text:p>Public run() executes each round</text:p><text:p><text:s text:c="4"/>Pop messages off incoming edge queues</text:p><text:p><text:s text:c="4"/>Do operations</text:p><text:p><text:s text:c="4"/>Put messages on outgoing queues</text:p></draw:text-box></draw:frame><draw:frame text:anchor-type="paragraph" draw:z-index="2" draw:name="Shape3" draw:style-name="gr3" draw:text-style-name="P2" svg:width="4.248in" svg:height="2.7205in" svg:x="1.0661in" svg:y="6.2492in"><draw:text-box><text:p>Class Main</text:p><text:p>Reads input file which defines n, and edges</text:p><text:p>Create n UIDs</text:p><text:p>Create all the Edges and store them in a map</text:p><text:p>Create all the Processes, passing in refs to the appropriate Edges, store procs in a list</text:p><text:p/><text:p>Call run on all procs in a loop</text:p><text:p>Break the loop when when a proc outputs terminate</text:p></draw:text-box></draw:frame>List of messages for which I am awaiting an ack/nack. <text:s/>These are explores I sent or forwarded</text:p>
      <text:p text:style-name="P1">List of messages I must respond to with ack/nack. <text:s/>These are explores I receiv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21:37:03.777000061</meta:creation-date>
    <dc:date>2018-10-01T21:35:56.676350344</dc:date>
    <meta:editing-duration>P10DT15H50M36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1" meta:paragraph-count="2" meta:word-count="31" meta:character-count="174" meta:non-whitespace-character-count="143"/>
  </office:meta>
</office:document-meta>
</file>